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, 'Arial Unicode MS'" svg:font-family="'OpenSymbol, 'Arial Unicode MS''"/>
    <style:font-face style:name="Arial3" svg:font-family="Arial" style:font-family-generic="swiss"/>
    <style:font-face style:name="Arial1" svg:font-family="Arial" style:font-family-generic="roman" style:font-pitch="variable"/>
    <style:font-face style:name="Courier 10 Pitch" svg:font-family="'Courier 10 Pitch'" style:font-family-generic="roman" style:font-pitch="variable"/>
    <style:font-face style:name="DejaVu Sans" svg:font-family="'DejaVu Sans'" style:font-family-generic="roman" style:font-pitch="variable"/>
    <style:font-face style:name="Lohit Hindi" svg:font-family="'Lohit Hind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, 'Arial Unicode MS'1" svg:font-family="'OpenSymbol, 'Arial Unicode MS'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1" fo:font-size="11pt" style:font-size-asian="11pt" style:font-size-complex="11pt"/>
    </style:style>
    <style:style style:name="P2" style:family="paragraph" style:parent-style-name="Standard">
      <style:text-properties fo:color="#000000" style:font-name="Courier 10 Pitch" fo:font-size="11pt" style:font-size-asian="11pt" style:font-size-complex="11pt"/>
    </style:style>
    <style:style style:name="P3" style:family="paragraph" style:parent-style-name="Standard">
      <style:paragraph-properties fo:margin-top="0.0402in" fo:margin-bottom="0.0402in"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">
      <style:paragraph-properties fo:margin-left="0.9165in" fo:margin-right="0in" fo:orphans="2" fo:widows="2" fo:text-indent="0in" style:auto-text-indent="false" style:page-number="auto" style:writing-mode="lr-tb"/>
      <style:text-properties fo:color="#7e0021" style:font-name="Arial1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.9165in" fo:margin-right="0in" fo:orphans="2" fo:widows="2" fo:text-indent="0in" style:auto-text-indent="false" style:writing-mode="lr-tb"/>
      <style:text-properties fo:color="#7e0021" style:font-name="Arial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master-page-name="">
      <style:paragraph-properties fo:margin-left="0.5209in" fo:margin-right="0in" fo:orphans="2" fo:widows="2" fo:text-indent="0in" style:auto-text-indent="false" style:page-number="auto" style:writing-mode="lr-tb"/>
      <style:text-properties fo:color="#7e0021" style:font-name="Arial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.5209in" fo:margin-right="0in" fo:orphans="2" fo:widows="2" fo:text-indent="0in" style:auto-text-indent="false" style:writing-mode="lr-tb"/>
      <style:text-properties fo:color="#7e0021"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List_20_Paragraph">
      <style:text-properties fo:color="#000000" style:font-name="Courier 10 Pitch" fo:font-size="11pt" style:font-size-asian="11pt" style:font-size-complex="11pt"/>
    </style:style>
    <style:style style:name="P9" style:family="paragraph" style:parent-style-name="Standard" style:master-page-name="Standard">
      <style:paragraph-properties fo:margin-top="0.0402in" fo:margin-bottom="0.0402in" fo:text-align="end" style:justify-single-word="false" style:page-number="auto"/>
      <style:text-properties style:font-name="Arial1" fo:font-size="11pt" fo:language="en" fo:country="US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top="0.0402in" fo:margin-bottom="0.0402in" fo:text-align="center" style:justify-single-word="false"/>
      <style:text-properties style:font-name="Arial1" fo:font-size="11pt" fo:language="en" fo:country="US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.0402in" fo:margin-bottom="0.0402in" fo:text-align="end" style:justify-single-word="false"/>
      <style:text-properties style:font-name="Arial1" fo:font-size="11pt" fo:language="en" fo:country="US" fo:font-weight="bold" style:font-size-asian="11pt" style:font-weight-asian="bold" style:font-size-complex="11pt" style:font-weight-complex="bold"/>
    </style:style>
    <style:style style:name="P12" style:family="paragraph" style:parent-style-name="Standard" style:list-style-name="WWNum2"/>
    <style:style style:name="P13" style:family="paragraph" style:parent-style-name="Standard" style:list-style-name="WWNum2">
      <style:text-properties fo:color="#000000" style:font-name="Arial1" fo:font-size="11pt" style:font-size-asian="11pt" style:font-size-complex="11pt"/>
    </style:style>
    <style:style style:name="T1" style:family="text">
      <style:text-properties fo:color="#000000" style:font-name="Arial1" fo:font-size="11pt" style:font-size-asian="11pt" style:font-size-complex="11pt"/>
    </style:style>
    <style:style style:name="T2" style:family="text">
      <style:text-properties fo:color="#000000" style:font-name="Courier 10 Pitch" fo:font-size="11pt" style:font-size-asian="11pt" style:font-size-complex="11pt"/>
    </style:style>
    <style:style style:name="T3" style:family="text">
      <style:text-properties fo:color="#000000" style:font-name="Courier 10 Pitch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7e0021" style:font-name="Courier 10 Pitch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Zach D'Agostino</text:p>
      <text:p text:style-name="P11"/>
      <text:p text:style-name="P10">Homework 1</text:p>
      <text:p text:style-name="P3"/>
      <text:list xml:id="list5845070082919085379" text:style-name="WWNum2">
        <text:list-item>
          <text:p text:style-name="P13">Describe the difference between volatile and non-volatile memory.</text:p>
        </text:list-item>
      </text:list>
      <text:p text:style-name="P1"><text:s text:c="4"/>Indicate two types of memories which are volatile and two which are non-volatile.</text:p>
      <text:p text:style-name="P1"/>
      <text:p text:style-name="P6">Volatile memory can store and retrieve data quickly and is deleted when the unit is powered down. Memory is stored temporarily.</text:p>
      <text:p text:style-name="P7"><text:tab/>Examples: RAM (Random Access Memory) and Cache Memory</text:p>
      <text:p text:style-name="P7"/>
      <text:p text:style-name="P7">Non-volatile memory is slower to store and retrieve data but is not lost when unit is powered down. Memory is permanently stored.</text:p>
      <text:p text:style-name="P7"><text:tab/>Examples: ROM (Read Only Memory) and Flash Memory</text:p>
      <text:p text:style-name="P1"/>
      <text:list xml:id="list32240432" text:continue-numbering="true" text:style-name="WWNum2">
        <text:list-item>
          <text:p text:style-name="P12"><text:span text:style-name="T1">Get the ATMega168 datasheet, go to the Register Summary section (about Section 35</text:span><text:bookmark text:name="Bookmark"/><text:span text:style-name="T1">).</text:span></text:p>
        </text:list-item>
      </text:list>
      <text:p text:style-name="P1">The list below includes SRAM Special Function Registers (SFR) or a bit within a SFR.</text:p>
      <text:p text:style-name="P1">Identify the register name and SRAM address, and if it is a bit, find its bit position (bit0 to bit7).</text:p>
      <text:p text:style-name="P1"/>
      <text:list xml:id="list32218952" text:continue-numbering="true" text:style-name="WWNum2">
        <text:list-item>
          <text:list>
            <text:list-item>
              <text:p text:style-name="P12"><text:span text:style-name="T2">SREG – </text:span><text:span text:style-name="T4">(0x5F) -AVR Status Register</text:span></text:p>
            </text:list-item>
          </text:list>
        </text:list-item>
      </text:list>
      <text:p text:style-name="P2"/>
      <text:list xml:id="list32231161" text:continue-numbering="true" text:style-name="WWNum2">
        <text:list-item>
          <text:list>
            <text:list-item>
              <text:p text:style-name="P12"><text:span text:style-name="T2">PORTB – </text:span><text:span text:style-name="T4">(0x25) Port B Data Register</text:span></text:p>
            </text:list-item>
          </text:list>
        </text:list-item>
      </text:list>
      <text:p text:style-name="P8"/>
      <text:list xml:id="list32228712" text:continue-numbering="true" text:style-name="WWNum2">
        <text:list-item>
          <text:list>
            <text:list-item>
              <text:p text:style-name="P12"><text:span text:style-name="T2">EEDR – </text:span><text:span text:style-name="T4">(0x40) EEPROM Data Register</text:span></text:p>
            </text:list-item>
          </text:list>
        </text:list-item>
      </text:list>
      <text:p text:style-name="P2"/>
      <text:list xml:id="list32222529" text:continue-numbering="true" text:style-name="WWNum2">
        <text:list-item>
          <text:list>
            <text:list-item>
              <text:p text:style-name="P12"><text:span text:style-name="T2">TCCR0B –</text:span><text:span text:style-name="T4"> (0x45) Timer/Counter Control Register B</text:span></text:p>
            </text:list-item>
          </text:list>
        </text:list-item>
      </text:list>
      <text:p text:style-name="P8"/>
      <text:list xml:id="list32227636" text:continue-numbering="true" text:style-name="WWNum2">
        <text:list-item>
          <text:list>
            <text:list-item>
              <text:p text:style-name="P12"><text:span text:style-name="T2">DDRC6 - </text:span><text:span text:style-name="T4">(0x27) Bit 6 of the Port C Data Direction Register</text:span></text:p>
            </text:list-item>
          </text:list>
        </text:list-item>
      </text:list>
      <text:p text:style-name="P2"/>
      <text:list xml:id="list32234519" text:continue-numbering="true" text:style-name="WWNum2">
        <text:list-item>
          <text:list>
            <text:list-item>
              <text:p text:style-name="P12"><text:span text:style-name="T2">EEPE - </text:span><text:span text:style-name="T4">(0x3F) Bit 1 of the EEPROM Control Register</text:span><text:span text:style-name="T3"> </text:span></text:p>
            </text:list-item>
          </text:list>
        </text:list-item>
      </text:list>
      <text:p text:style-name="P1"/>
      <text:list xml:id="list32218030" text:continue-numbering="true" text:style-name="WWNum2">
        <text:list-item>
          <text:p text:style-name="P13">Write the AVR assembly code that will set all the bits to 1 into the following SRAM addresses: 0x0000, 0x0001 and 0x0002.</text:p>
        </text:list-item>
      </text:list>
      <text:p text:style-name="P1"/>
      <text:p text:style-name="P4">ser r16</text:p>
      <text:p text:style-name="P5">mov r0, r16</text:p>
      <text:p text:style-name="P5">mov r1, r16</text:p>
      <text:p text:style-name="P5">mov r2, r16</text:p>
      <text:p text:style-name="P1"/>
      <text:list xml:id="list32222935" text:continue-numbering="true" text:style-name="WWNum2">
        <text:list-item>
          <text:p text:style-name="P13">Write the AVR assembly code that will set all the bits to 1 into the following SRAM addresses: 0x0200, 0x0201 and 0x0202.</text:p>
        </text:list-item>
      </text:list>
      <text:p text:style-name="P1"/>
      <text:p text:style-name="P4">ser r16</text:p>
      <text:p text:style-name="P5">sts 0x0200, r16</text:p>
      <text:p text:style-name="P5">sts 0x0201, r16</text:p>
      <text:p text:style-name="P5">sts 0x0202, r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, 'Arial Unicode MS'" svg:font-family="'OpenSymbol, 'Arial Unicode MS''"/>
    <style:font-face style:name="Arial3" svg:font-family="Arial" style:font-family-generic="swiss"/>
    <style:font-face style:name="Arial1" svg:font-family="Arial" style:font-family-generic="roman" style:font-pitch="variable"/>
    <style:font-face style:name="Courier 10 Pitch" svg:font-family="'Courier 10 Pitch'" style:font-family-generic="roman" style:font-pitch="variable"/>
    <style:font-face style:name="DejaVu Sans" svg:font-family="'DejaVu Sans'" style:font-family-generic="roman" style:font-pitch="variable"/>
    <style:font-face style:name="Lohit Hindi" svg:font-family="'Lohit Hind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, 'Arial Unicode MS'1" svg:font-family="'OpenSymbol, 'Arial Unicode MS'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CA" style:letter-kerning="true" style:font-name-asian="DejaVu Sans1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654in" fo:margin-bottom="0.0827in"/>
      <style:text-properties style:font-name="Times New Roman1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bject_20_with_20_arrow" style:display-name="Object with arrow" style:family="paragraph" style:parent-style-name="Standard" style:default-outline-level="" style:list-style-name=""/>
    <style:style style:name="Object_20_with_20_shadow" style:display-name="Object with shadow" style:family="paragraph" style:parent-style-name="Standard" style:default-outline-level="" style:list-style-name=""/>
    <style:style style:name="Object_20_without_20_fill" style:display-name="Object without fill" style:family="paragraph" style:parent-style-name="Standard" style:default-outline-level="" style:list-style-name=""/>
    <style:style style:name="Text" style:family="paragraph" style:parent-style-name="caption" style:default-outline-level="" style:list-style-name="" style:class="extra"/>
    <style:style style:name="Text_20_body_20_justified" style:display-name="Text body justified" style:family="paragraph" style:parent-style-name="Standard" style:default-outline-level="" style:list-style-name=""/>
    <style:style style:name="First_20_line_20_indent" style:display-name="First line indent" style:family="paragraph" style:parent-style-name="Text_20_body" style:default-outline-level="" style:list-style-name="" style:class="text">
      <style:paragraph-properties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default-outline-level="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 style:default-outline-level="" style:list-style-name="">
      <style:paragraph-properties fo:text-align="center" style:justify-single-word="false"/>
    </style:style>
    <style:style style:name="Title2" style:family="paragraph" style:parent-style-name="Standard" style:default-outline-level="" style:list-style-name="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654in" fo:margin-bottom="0.0827in"/>
    </style:style>
    <style:style style:name="Dimension_20_Line" style:display-name="Dimension Line" style:family="paragraph" style:parent-style-name="Standard" style:default-outline-level="" style:list-style-name=""/>
    <style:style style:name="Default_7e_LT_7e_Gliederung_20_1" style:display-name="Default~LT~Gliederung 1" style:family="paragraph" style:default-outline-level="" style:list-style-name="">
      <style:paragraph-properties fo:margin-left="0.3752in" fo:margin-right="0in" fo:margin-top="0in" fo:margin-bottom="0.198in" fo:line-height="91%" fo:orphans="2" fo:widows="2" fo:text-indent="-0.3752in" style:auto-text-indent="false" style:writing-mode="lr-tb">
        <style:tab-stops>
          <style:tab-stop style:position="0.3752in"/>
          <style:tab-stop style:position="0.4909in"/>
          <style:tab-stop style:position="0.9827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3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font-name="DejaVu Sans" fo:font-size="32pt" style:font-size-asian="32pt" style:font-name-complex="DejaVu Sans1" style:font-size-complex="32pt"/>
    </style:style>
    <style:style style:name="Default_7e_LT_7e_Gliederung_20_2" style:display-name="Default~LT~Gliederung 2" style:family="paragraph" style:parent-style-name="Default_7e_LT_7e_Gliederung_20_1" style:default-outline-level="" style:list-style-name="">
      <style:paragraph-properties fo:margin-left="0.8126in" fo:margin-right="0in" fo:margin-top="0in" fo:margin-bottom="0.1575in" fo:text-indent="-0.3126in" style:auto-text-indent="false">
        <style:tab-stops>
          <style:tab-stop style:position="0in"/>
          <style:tab-stop style:position="0.1701in"/>
          <style:tab-stop style:position="0.661in"/>
          <style:tab-stop style:position="0.8126in"/>
          <style:tab-stop style:position="1.1528in"/>
          <style:tab-stop style:position="1.6437in"/>
          <style:tab-stop style:position="2.1346in"/>
          <style:tab-stop style:position="2.6264in"/>
          <style:tab-stop style:position="3.1181in"/>
          <style:tab-stop style:position="3.6091in"/>
          <style:tab-stop style:position="4.1008in"/>
          <style:tab-stop style:position="4.5917in"/>
          <style:tab-stop style:position="5.0835in"/>
          <style:tab-stop style:position="5.5744in"/>
          <style:tab-stop style:position="6.0661in"/>
          <style:tab-stop style:position="6.5571in"/>
          <style:tab-stop style:position="7.0484in"/>
          <style:tab-stop style:position="7.5398in"/>
          <style:tab-stop style:position="8.0311in"/>
          <style:tab-stop style:position="8.522in"/>
          <style:tab-stop style:position="9.0138in"/>
          <style:tab-stop style:position="9.5047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 style:default-outline-level="" style:list-style-name="">
      <style:paragraph-properties fo:margin-left="1.25in" fo:margin-right="0in" fo:margin-top="0in" fo:margin-bottom="0.1181in" fo:text-indent="-0.25in" style:auto-text-indent="false">
        <style:tab-stops>
          <style:tab-stop style:position="0.2236in"/>
          <style:tab-stop style:position="0.7154in"/>
          <style:tab-stop style:position="1.2063in"/>
          <style:tab-stop style:position="1.25in"/>
          <style:tab-stop style:position="1.698in"/>
          <style:tab-stop style:position="2.189in"/>
          <style:tab-stop style:position="2.6807in"/>
          <style:tab-stop style:position="3.1717in"/>
          <style:tab-stop style:position="3.6634in"/>
          <style:tab-stop style:position="4.1543in"/>
          <style:tab-stop style:position="4.6457in"/>
          <style:tab-stop style:position="5.1366in"/>
          <style:tab-stop style:position="5.6283in"/>
          <style:tab-stop style:position="6.1193in"/>
          <style:tab-stop style:position="6.611in"/>
          <style:tab-stop style:position="7.102in"/>
          <style:tab-stop style:position="7.5937in"/>
          <style:tab-stop style:position="8.0846in"/>
          <style:tab-stop style:position="8.5764in"/>
          <style:tab-stop style:position="9.0673in"/>
          <style:tab-stop style:position="9.5583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 style:default-outline-level="" style:list-style-name="">
      <style:paragraph-properties fo:margin-left="1.75in" fo:margin-right="0in" fo:margin-top="0in" fo:margin-bottom="0.0799in" fo:text-indent="-0.25in" style:auto-text-indent="false">
        <style:tab-stops>
          <style:tab-stop style:position="0.2154in"/>
          <style:tab-stop style:position="0.7063in"/>
          <style:tab-stop style:position="1.198in"/>
          <style:tab-stop style:position="1.689in"/>
          <style:tab-stop style:position="1.75in"/>
          <style:tab-stop style:position="2.1807in"/>
          <style:tab-stop style:position="2.6717in"/>
          <style:tab-stop style:position="3.1634in"/>
          <style:tab-stop style:position="3.6543in"/>
          <style:tab-stop style:position="4.1457in"/>
          <style:tab-stop style:position="4.6366in"/>
          <style:tab-stop style:position="5.1283in"/>
          <style:tab-stop style:position="5.6193in"/>
          <style:tab-stop style:position="6.111in"/>
          <style:tab-stop style:position="6.602in"/>
          <style:tab-stop style:position="7.0937in"/>
          <style:tab-stop style:position="7.5846in"/>
          <style:tab-stop style:position="8.0764in"/>
          <style:tab-stop style:position="8.5673in"/>
          <style:tab-stop style:position="9.0583in"/>
          <style:tab-stop style:position="9.5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 style:default-outline-level="" style:list-style-name="">
      <style:paragraph-properties fo:margin-left="2.25in" fo:margin-right="0in" fo:margin-top="0in" fo:margin-bottom="0.0398in" fo:text-indent="-0.25in" style:auto-text-indent="false">
        <style:tab-stops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25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 style:default-outline-level="" style:list-style-name=""/>
    <style:style style:name="Default_7e_LT_7e_Gliederung_20_7" style:display-name="Default~LT~Gliederung 7" style:family="paragraph" style:parent-style-name="Default_7e_LT_7e_Gliederung_20_6" style:default-outline-level="" style:list-style-name=""/>
    <style:style style:name="Default_7e_LT_7e_Gliederung_20_8" style:display-name="Default~LT~Gliederung 8" style:family="paragraph" style:parent-style-name="Default_7e_LT_7e_Gliederung_20_7" style:default-outline-level="" style:list-style-name=""/>
    <style:style style:name="Default_7e_LT_7e_Gliederung_20_9" style:display-name="Default~LT~Gliederung 9" style:family="paragraph" style:parent-style-name="Default_7e_LT_7e_Gliederung_20_8" style:default-outline-level="" style:list-style-name=""/>
    <style:style style:name="Default_7e_LT_7e_Titel" style:display-name="Default~LT~Titel" style:family="paragraph" style:default-outline-level="" style:list-style-name="">
      <style:paragraph-properties fo:line-height="91%" fo:text-align="center" style:justify-single-word="false" fo:orphans="2" fo:widows="2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font-name="DejaVu Sans" fo:font-size="44pt" style:font-size-asian="44pt" style:font-name-complex="DejaVu Sans1" style:font-size-complex="44pt"/>
    </style:style>
    <style:style style:name="Default_7e_LT_7e_Untertitel" style:display-name="Default~LT~Untertitel" style:family="paragraph" style:default-outline-level="" style:list-style-name="">
      <style:paragraph-properties fo:margin-left="0.3752in" fo:margin-right="0in" fo:line-height="91%" fo:text-align="center" style:justify-single-word="false" fo:orphans="2" fo:widows="2" fo:text-indent="-0.3752in" style:auto-text-indent="false" style:writing-mode="lr-tb">
        <style:tab-stops>
          <style:tab-stop style:position="0.3752in"/>
          <style:tab-stop style:position="0.4909in"/>
          <style:tab-stop style:position="0.9827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3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font-name="DejaVu Sans" fo:font-size="32pt" style:font-size-asian="32pt" style:font-name-complex="DejaVu Sans1" style:font-size-complex="32pt"/>
    </style:style>
    <style:style style:name="Default_7e_LT_7e_Notizen" style:display-name="Default~LT~Notizen" style:family="paragraph" style:default-outline-level="" style:list-style-name="">
      <style:paragraph-properties fo:margin-top="0.0626in" fo:margin-bottom="0in" style:line-height-at-least="0.139in" fo:orphans="2" fo:widows="2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font-name="Lohit Hindi" style:font-name-asian="Lohit Hindi1"/>
    </style:style>
    <style:style style:name="Default_7e_LT_7e_Hintergrundobjekte" style:display-name="Default~LT~Hintergrundobjekte" style:family="paragraph" style:default-outline-level="" style:list-style-name="">
      <style:paragraph-properties fo:line-height="91%" fo:orphans="2" fo:widows="2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font-name="DejaVu Sans" fo:font-size="18pt" style:font-size-asian="18pt" style:font-name-complex="DejaVu Sans1" style:font-size-complex="18pt"/>
    </style:style>
    <style:style style:name="Default_7e_LT_7e_Hintergrund" style:display-name="Default~LT~Hintergrund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/>
    </style:style>
    <style:style style:name="default" style:family="paragraph" style:default-outline-level="" style:list-style-name="">
      <style:paragraph-properties style:line-height-at-least="0.139in" fo:orphans="2" fo:widows="2" style:writing-mode="lr-tb"/>
      <style:text-properties style:use-window-font-color="true" style:font-name="Lohit Hindi" fo:font-size="18pt" style:font-name-asian="Lohit Hindi1" style:font-size-asian="18pt" style:font-size-complex="18pt"/>
    </style:style>
    <style:style style:name="blue1" style:family="paragraph" style:parent-style-name="default" style:default-outline-level="" style:list-style-name=""/>
    <style:style style:name="blue2" style:family="paragraph" style:parent-style-name="default" style:default-outline-level="" style:list-style-name=""/>
    <style:style style:name="blue3" style:family="paragraph" style:parent-style-name="default" style:default-outline-level="" style:list-style-name=""/>
    <style:style style:name="bw1" style:family="paragraph" style:parent-style-name="default" style:default-outline-level="" style:list-style-name=""/>
    <style:style style:name="bw2" style:family="paragraph" style:parent-style-name="default" style:default-outline-level="" style:list-style-name=""/>
    <style:style style:name="bw3" style:family="paragraph" style:parent-style-name="default" style:default-outline-level="" style:list-style-name=""/>
    <style:style style:name="orange1" style:family="paragraph" style:parent-style-name="default" style:default-outline-level="" style:list-style-name=""/>
    <style:style style:name="orange2" style:family="paragraph" style:parent-style-name="default" style:default-outline-level="" style:list-style-name=""/>
    <style:style style:name="orange3" style:family="paragraph" style:parent-style-name="default" style:default-outline-level="" style:list-style-name=""/>
    <style:style style:name="turquise1" style:family="paragraph" style:parent-style-name="default" style:default-outline-level="" style:list-style-name=""/>
    <style:style style:name="turquise2" style:family="paragraph" style:parent-style-name="default" style:default-outline-level="" style:list-style-name=""/>
    <style:style style:name="turquise3" style:family="paragraph" style:parent-style-name="default" style:default-outline-level="" style:list-style-name=""/>
    <style:style style:name="gray1" style:family="paragraph" style:parent-style-name="default" style:default-outline-level="" style:list-style-name=""/>
    <style:style style:name="gray2" style:family="paragraph" style:parent-style-name="default" style:default-outline-level="" style:list-style-name=""/>
    <style:style style:name="gray3" style:family="paragraph" style:parent-style-name="default" style:default-outline-level="" style:list-style-name=""/>
    <style:style style:name="sun1" style:family="paragraph" style:parent-style-name="default" style:default-outline-level="" style:list-style-name=""/>
    <style:style style:name="sun2" style:family="paragraph" style:parent-style-name="default" style:default-outline-level="" style:list-style-name=""/>
    <style:style style:name="sun3" style:family="paragraph" style:parent-style-name="default" style:default-outline-level="" style:list-style-name=""/>
    <style:style style:name="earth1" style:family="paragraph" style:parent-style-name="default" style:default-outline-level="" style:list-style-name=""/>
    <style:style style:name="earth2" style:family="paragraph" style:parent-style-name="default" style:default-outline-level="" style:list-style-name=""/>
    <style:style style:name="earth3" style:family="paragraph" style:parent-style-name="default" style:default-outline-level="" style:list-style-name=""/>
    <style:style style:name="green1" style:family="paragraph" style:parent-style-name="default" style:default-outline-level="" style:list-style-name=""/>
    <style:style style:name="green2" style:family="paragraph" style:parent-style-name="default" style:default-outline-level="" style:list-style-name=""/>
    <style:style style:name="green3" style:family="paragraph" style:parent-style-name="default" style:default-outline-level="" style:list-style-name=""/>
    <style:style style:name="seetang1" style:family="paragraph" style:parent-style-name="default" style:default-outline-level="" style:list-style-name=""/>
    <style:style style:name="seetang2" style:family="paragraph" style:parent-style-name="default" style:default-outline-level="" style:list-style-name=""/>
    <style:style style:name="seetang3" style:family="paragraph" style:parent-style-name="default" style:default-outline-level="" style:list-style-name=""/>
    <style:style style:name="lightblue1" style:family="paragraph" style:parent-style-name="default" style:default-outline-level="" style:list-style-name=""/>
    <style:style style:name="lightblue2" style:family="paragraph" style:parent-style-name="default" style:default-outline-level="" style:list-style-name=""/>
    <style:style style:name="lightblue3" style:family="paragraph" style:parent-style-name="default" style:default-outline-level="" style:list-style-name=""/>
    <style:style style:name="yellow1" style:family="paragraph" style:parent-style-name="default" style:default-outline-level="" style:list-style-name=""/>
    <style:style style:name="yellow2" style:family="paragraph" style:parent-style-name="default" style:default-outline-level="" style:list-style-name=""/>
    <style:style style:name="yellow3" style:family="paragraph" style:parent-style-name="default" style:default-outline-level="" style:list-style-name=""/>
    <style:style style:name="WW-Title" style:family="paragraph" style:default-outline-level="" style:list-style-name="">
      <style:paragraph-properties fo:line-height="91%" fo:text-align="center" style:justify-single-word="false" fo:orphans="2" fo:widows="2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font-name="DejaVu Sans" fo:font-size="44pt" style:font-size-asian="44pt" style:font-name-complex="DejaVu Sans1" style:font-size-complex="44pt"/>
    </style:style>
    <style:style style:name="Background_20_objects" style:display-name="Background objects" style:family="paragraph" style:default-outline-level="" style:list-style-name="">
      <style:paragraph-properties fo:line-height="91%" fo:orphans="2" fo:widows="2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font-name="DejaVu Sans" fo:font-size="18pt" style:font-size-asian="18pt" style:font-name-complex="DejaVu Sans1" style:font-size-complex="18pt"/>
    </style:style>
    <style:style style:name="Background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/>
    </style:style>
    <style:style style:name="Notes" style:family="paragraph" style:default-outline-level="" style:list-style-name="">
      <style:paragraph-properties fo:margin-top="0.0626in" fo:margin-bottom="0in" style:line-height-at-least="0.139in" fo:orphans="2" fo:widows="2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font-name="Lohit Hindi" style:font-name-asian="Lohit Hindi1"/>
    </style:style>
    <style:style style:name="Outline_20_1" style:display-name="Outline 1" style:family="paragraph" style:default-outline-level="" style:list-style-name="">
      <style:paragraph-properties fo:margin-left="0.3752in" fo:margin-right="0in" fo:margin-top="0in" fo:margin-bottom="0.198in" fo:line-height="91%" fo:orphans="2" fo:widows="2" fo:text-indent="-0.3752in" style:auto-text-indent="false" style:writing-mode="lr-tb">
        <style:tab-stops>
          <style:tab-stop style:position="0.3752in"/>
          <style:tab-stop style:position="0.4909in"/>
          <style:tab-stop style:position="0.9827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3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font-name="DejaVu Sans" fo:font-size="32pt" style:font-size-asian="32pt" style:font-name-complex="DejaVu Sans1" style:font-size-complex="32pt"/>
    </style:style>
    <style:style style:name="Outline_20_2" style:display-name="Outline 2" style:family="paragraph" style:parent-style-name="Outline_20_1" style:default-outline-level="" style:list-style-name="">
      <style:paragraph-properties fo:margin-left="0.8126in" fo:margin-right="0in" fo:margin-top="0in" fo:margin-bottom="0.1575in" fo:text-indent="-0.3126in" style:auto-text-indent="false">
        <style:tab-stops>
          <style:tab-stop style:position="0in"/>
          <style:tab-stop style:position="0.1701in"/>
          <style:tab-stop style:position="0.661in"/>
          <style:tab-stop style:position="0.8126in"/>
          <style:tab-stop style:position="1.1528in"/>
          <style:tab-stop style:position="1.6437in"/>
          <style:tab-stop style:position="2.1346in"/>
          <style:tab-stop style:position="2.6264in"/>
          <style:tab-stop style:position="3.1181in"/>
          <style:tab-stop style:position="3.6091in"/>
          <style:tab-stop style:position="4.1008in"/>
          <style:tab-stop style:position="4.5917in"/>
          <style:tab-stop style:position="5.0835in"/>
          <style:tab-stop style:position="5.5744in"/>
          <style:tab-stop style:position="6.0661in"/>
          <style:tab-stop style:position="6.5571in"/>
          <style:tab-stop style:position="7.0484in"/>
          <style:tab-stop style:position="7.5398in"/>
          <style:tab-stop style:position="8.0311in"/>
          <style:tab-stop style:position="8.522in"/>
          <style:tab-stop style:position="9.0138in"/>
          <style:tab-stop style:position="9.5047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 style:default-outline-level="" style:list-style-name="">
      <style:paragraph-properties fo:margin-left="1.25in" fo:margin-right="0in" fo:margin-top="0in" fo:margin-bottom="0.1181in" fo:text-indent="-0.25in" style:auto-text-indent="false">
        <style:tab-stops>
          <style:tab-stop style:position="0.2236in"/>
          <style:tab-stop style:position="0.7154in"/>
          <style:tab-stop style:position="1.2063in"/>
          <style:tab-stop style:position="1.25in"/>
          <style:tab-stop style:position="1.698in"/>
          <style:tab-stop style:position="2.189in"/>
          <style:tab-stop style:position="2.6807in"/>
          <style:tab-stop style:position="3.1717in"/>
          <style:tab-stop style:position="3.6634in"/>
          <style:tab-stop style:position="4.1543in"/>
          <style:tab-stop style:position="4.6457in"/>
          <style:tab-stop style:position="5.1366in"/>
          <style:tab-stop style:position="5.6283in"/>
          <style:tab-stop style:position="6.1193in"/>
          <style:tab-stop style:position="6.611in"/>
          <style:tab-stop style:position="7.102in"/>
          <style:tab-stop style:position="7.5937in"/>
          <style:tab-stop style:position="8.0846in"/>
          <style:tab-stop style:position="8.5764in"/>
          <style:tab-stop style:position="9.0673in"/>
          <style:tab-stop style:position="9.5583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 style:default-outline-level="" style:list-style-name="">
      <style:paragraph-properties fo:margin-left="1.75in" fo:margin-right="0in" fo:margin-top="0in" fo:margin-bottom="0.0799in" fo:text-indent="-0.25in" style:auto-text-indent="false">
        <style:tab-stops>
          <style:tab-stop style:position="0.2154in"/>
          <style:tab-stop style:position="0.7063in"/>
          <style:tab-stop style:position="1.198in"/>
          <style:tab-stop style:position="1.689in"/>
          <style:tab-stop style:position="1.75in"/>
          <style:tab-stop style:position="2.1807in"/>
          <style:tab-stop style:position="2.6717in"/>
          <style:tab-stop style:position="3.1634in"/>
          <style:tab-stop style:position="3.6543in"/>
          <style:tab-stop style:position="4.1457in"/>
          <style:tab-stop style:position="4.6366in"/>
          <style:tab-stop style:position="5.1283in"/>
          <style:tab-stop style:position="5.6193in"/>
          <style:tab-stop style:position="6.111in"/>
          <style:tab-stop style:position="6.602in"/>
          <style:tab-stop style:position="7.0937in"/>
          <style:tab-stop style:position="7.5846in"/>
          <style:tab-stop style:position="8.0764in"/>
          <style:tab-stop style:position="8.5673in"/>
          <style:tab-stop style:position="9.0583in"/>
          <style:tab-stop style:position="9.5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 style:default-outline-level="" style:list-style-name="">
      <style:paragraph-properties fo:margin-left="2.25in" fo:margin-right="0in" fo:margin-top="0in" fo:margin-bottom="0.0398in" fo:text-indent="-0.25in" style:auto-text-indent="false">
        <style:tab-stops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25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</style:style>
    <style:style style:name="Outline_20_6" style:display-name="Outline 6" style:family="paragraph" style:parent-style-name="Outline_20_5" style:default-outline-level="" style:list-style-name=""/>
    <style:style style:name="Outline_20_7" style:display-name="Outline 7" style:family="paragraph" style:parent-style-name="Outline_20_6" style:default-outline-level="" style:list-style-name=""/>
    <style:style style:name="Outline_20_8" style:display-name="Outline 8" style:family="paragraph" style:parent-style-name="Outline_20_7" style:default-outline-level="" style:list-style-name=""/>
    <style:style style:name="Outline_20_9" style:display-name="Outline 9" style:family="paragraph" style:parent-style-name="Outline_20_8" style:default-outline-level="" style:list-style-name=""/>
    <style:style style:name="Horizontal_20_Line" style:display-name="Horizontal Line" style:family="paragraph" style:parent-style-name="Standard" style:next-style-name="Text_20_body" style:default-outline-level="" style:list-style-name="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  <style:text-properties style:font-name-complex="Mangal" style:font-size-complex="10.5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2z0" style:family="text">
      <style:text-properties style:font-name="Symbol" style:font-name-asian="Symbol1" style:font-name-complex="OpenSymbol, 'Arial Unicode MS'1"/>
    </style:style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8Num1z0" style:family="text">
      <style:text-properties style:font-name="Symbol" style:font-name-asian="Symbol1" style:font-name-complex="OpenSymbol, 'Arial Unicode MS'1"/>
    </style:style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Bullet_20_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owrey, Scott W</meta:initial-creator>
    <dc:creator>Don Gero</dc:creator>
    <meta:editing-cycles>8</meta:editing-cycles>
    <meta:print-date>2018-03-30T19:24:00</meta:print-date>
    <meta:creation-date>2020-06-30T06:11:00</meta:creation-date>
    <dc:date>2020-07-09T12:01:31.40</dc:date>
    <meta:editing-duration>P4DT1H10M14S</meta:editing-duration>
    <meta:generator>OpenOffice/4.1.7$Win32 OpenOffice.org_project/417m1$Build-9800</meta:generator>
    <meta:document-statistic meta:table-count="0" meta:image-count="0" meta:object-count="0" meta:page-count="1" meta:paragraph-count="27" meta:word-count="256" meta:character-count="1418"/>
    <meta:user-defined meta:name="AppVersion">14.0000</meta:user-defined>
    <meta:user-defined meta:name="Company">Portland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